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02a1c" officeooo:paragraph-rsid="00102a1c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274e6" officeooo:paragraph-rsid="001274e6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41b1b" officeooo:paragraph-rsid="0014870e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c08e3" officeooo:paragraph-rsid="001c08e3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79b4b" officeooo:paragraph-rsid="00179b4b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2pt" fo:font-weight="normal" officeooo:rsid="00102a1c" officeooo:paragraph-rsid="00102a1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274e6" officeooo:paragraph-rsid="001274e6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274e6" officeooo:paragraph-rsid="001afb9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41b1b" officeooo:paragraph-rsid="0014870e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79b4b" officeooo:paragraph-rsid="00179b4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c08e3" officeooo:paragraph-rsid="001c08e3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ccbe6" officeooo:paragraph-rsid="001ccbe6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officeooo:rsid="00141b1b" officeooo:paragraph-rsid="0014870e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normal" officeooo:rsid="001ce82e" officeooo:paragraph-rsid="001ccbe6" style:font-size-asian="10.5pt" style:font-weight-asian="normal" style:font-size-complex="12pt" style:font-weight-complex="normal"/>
    </style:style>
    <style:style style:name="T1" style:family="text">
      <style:text-properties officeooo:rsid="001afb90"/>
    </style:style>
    <style:style style:name="T2" style:family="text">
      <style:text-properties officeooo:rsid="001c08e3"/>
    </style:style>
    <style:style style:name="T3" style:family="text">
      <style:text-properties officeooo:rsid="001ccbe6"/>
    </style:style>
    <style:style style:name="T4" style:family="text">
      <style:text-properties officeooo:rsid="001ea3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S</text:p>
      <text:p text:style-name="P1"/>
      <text:p text:style-name="P6">Usuario: Id, nombre completo, teléfono, correo, password, rol, presupuestos</text:p>
      <text:p text:style-name="P6"/>
      <text:p text:style-name="P6">Presupuesto: Id, cliente, referencia, destinatario, dirección, c.postal, ciudad, provincia, comunidad autónoma, país, fecha, precio total</text:p>
      <text:p text:style-name="P6"/>
      <text:p text:style-name="P6">Obra nueva (hereda de Presupuesto): superficie, calidad</text:p>
      <text:p text:style-name="P6"/>
      <text:p text:style-name="P6">Reforma (hereda de Presupuesto): largo, ancho, alto, precio/azulejo, modificación instalación</text:p>
      <text:p text:style-name="P6"/>
      <text:p text:style-name="P6">Cocina (hereda de Reforma): metros lineales mueble, metros lineales encimera</text:p>
      <text:p text:style-name="P6"/>
      <text:p text:style-name="P6">Aseo (hereda de Reforma): número de sanitarios</text:p>
      <text:p text:style-name="P6"/>
      <text:p text:style-name="P6">(Rol: Id, nombre, clientes)</text:p>
      <text:p text:style-name="P6"/>
      <text:p text:style-name="P6"/>
      <text:p text:style-name="P2">Registro:</text:p>
      <text:p text:style-name="P7"/>
      <text:p text:style-name="P8">Nombre, Email, <text:span text:style-name="T1">Teléfono, </text:span>Contraseña,<text:span text:style-name="T1"> </text:span>Confirmar</text:p>
      <text:p text:style-name="P7"/>
      <text:p text:style-name="P3">Login:</text:p>
      <text:p text:style-name="P13"/>
      <text:p text:style-name="P9">Email, Contraseña</text:p>
      <text:p text:style-name="P9"/>
      <text:p text:style-name="P5">Opciones:</text:p>
      <text:p text:style-name="P5"/>
      <text:p text:style-name="P10">Sobre nosotros, Haz tu presupuesto, Mis presupuestos, Galería, Idioma</text:p>
      <text:p text:style-name="P10"/>
      <text:p text:style-name="P10"/>
      <text:p text:style-name="P4">Presupuesto:</text:p>
      <text:p text:style-name="P4"/>
      <text:p text:style-name="P11"><text:span text:style-name="T3">Aseos: </text:span>Largo(m), ancho(m), alto(m), precio m² azulejos, <text:span text:style-name="T3">radiobuttons añadir 0-4 </text:span><text:span text:style-name="T4">sanitarios</text:span><text:span text:style-name="T3">, radiobuttons quitar 0-4</text:span></text:p>
      <text:p text:style-name="P11"/>
      <text:p text:style-name="P12">Cocinas: <text:span text:style-name="T2">Largo(m), ancho(m), alto(m), precio m² azulejos, </text:span>radiobuttons quitar sí/no, metros lineales muebles, metros lineales encimera</text:p>
      <text:p text:style-name="P12"/>
      <text:p text:style-name="P12">Obras nuevas: m² totales, radiobuttons calidad material (baja, media, alta)</text:p>
      <text:p text:style-name="P12"/>
      <text:p text:style-name="P14">Datos cliente: nombre, dirección, cp, municipio, provincia, ca, paí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9" meta:word-count="135" meta:character-count="1075" meta:non-whitespace-character-count="962"/>
  </office:meta>
</office:document-meta>
</file>